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Table1" style:family="table">
      <style:table-properties style:width="8.4201in" fo:margin-left="-0.2486in" table:align="left"/>
    </style:style>
    <style:style style:name="Table1.A" style:family="table-column">
      <style:table-column-properties style:column-width="4.1972in"/>
    </style:style>
    <style:style style:name="Table1.B" style:family="table-column">
      <style:table-column-properties style:column-width="4.2229in"/>
    </style:style>
    <style:style style:name="Table1.A1" style:family="table-cell">
      <style:table-cell-properties fo:background-color="#bf0041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6b5e9b" fo:padding="0.0382in" fo:border="0.5pt solid #000000">
        <style:background-image/>
      </style:table-cell-properties>
    </style:style>
    <style:style style:name="Table1.A2" style:family="table-cell">
      <style:table-cell-properties fo:background-color="#ff8000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background-color="#5983b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7.9in" table:align="margins"/>
    </style:style>
    <style:style style:name="Table2.A" style:family="table-column">
      <style:table-column-properties style:column-width="3.95in" style:rel-column-width="32767*"/>
    </style:style>
    <style:style style:name="Table2.B" style:family="table-column">
      <style:table-column-properties style:column-width="3.95in" style:rel-column-width="32768*"/>
    </style:style>
    <style:style style:name="Table2.A1" style:family="table-cell">
      <style:table-cell-properties fo:background-color="#5983b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background-color="#bf0041" fo:padding="0.0382in" fo:border="0.5pt solid #000000">
        <style:background-image/>
      </style:table-cell-properties>
    </style:style>
    <style:style style:name="Table2.A2" style:family="table-cell">
      <style:table-cell-properties fo:background-color="#81d41a" fo:padding="0.0382in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fo:background-color="#ffff0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" style:family="table">
      <style:table-properties style:width="8.2868in" fo:margin-left="-0.209in" table:align="left"/>
    </style:style>
    <style:style style:name="Table3.A" style:family="table-column">
      <style:table-column-properties style:column-width="4.1611in"/>
    </style:style>
    <style:style style:name="Table3.B" style:family="table-column">
      <style:table-column-properties style:column-width="4.1257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8.2938in" fo:margin-left="-0.1951in" fo:break-before="page" table:align="left"/>
    </style:style>
    <style:style style:name="Table4.A" style:family="table-column">
      <style:table-column-properties style:column-width="2.7833in"/>
    </style:style>
    <style:style style:name="Table4.B" style:family="table-column">
      <style:table-column-properties style:column-width="2.4403in"/>
    </style:style>
    <style:style style:name="Table4.C" style:family="table-column">
      <style:table-column-properties style:column-width="3.0701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8.2778in" fo:margin-left="-0.1792in" table:align="left"/>
    </style:style>
    <style:style style:name="Table5.A" style:family="table-column">
      <style:table-column-properties style:column-width="0.8278in"/>
    </style:style>
    <style:style style:name="Table5.A1" style:family="table-cell">
      <style:table-cell-properties fo:background-color="#ff00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C1" style:family="table-cell">
      <style:table-cell-properties fo:background-color="#81d41a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E1" style:family="table-cell">
      <style:table-cell-properties fo:background-color="#ffff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H1" style:family="table-cell">
      <style:table-cell-properties fo:background-color="#2a6099" fo:padding="0.0382in" fo:border="0.5pt solid #000000">
        <style:background-image/>
      </style:table-cell-properties>
    </style:style>
    <style:style style:name="Table5.A2" style:family="table-cell">
      <style:table-cell-properties fo:background-color="#ff0000" fo:padding="0.0382in" fo:border-left="0.5pt solid #000000" fo:border-right="none" fo:border-top="none" fo:border-bottom="0.5pt solid #000000">
        <style:background-image/>
      </style:table-cell-properties>
    </style:style>
    <style:style style:name="Table5.C2" style:family="table-cell">
      <style:table-cell-properties fo:background-color="#81d41a" fo:padding="0.0382in" fo:border-left="0.5pt solid #000000" fo:border-right="none" fo:border-top="none" fo:border-bottom="0.5pt solid #000000">
        <style:background-image/>
      </style:table-cell-properties>
    </style:style>
    <style:style style:name="Table5.E2" style:family="table-cell">
      <style:table-cell-properties fo:background-color="#ffff00" fo:padding="0.0382in" fo:border-left="0.5pt solid #000000" fo:border-right="none" fo:border-top="none" fo:border-bottom="0.5pt solid #000000">
        <style:background-image/>
      </style:table-cell-properties>
    </style:style>
    <style:style style:name="Table5.H2" style:family="table-cell">
      <style:table-cell-properties fo:background-color="#2a6099" fo:padding="0.0382in" fo:border-left="0.5pt solid #000000" fo:border-right="none" fo:border-top="none" fo:border-bottom="0.5pt solid #000000">
        <style:background-image/>
      </style:table-cell-properties>
    </style:style>
    <style:style style:name="Table5.J2" style:family="table-cell">
      <style:table-cell-properties fo:background-color="#2a6099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6" style:family="table">
      <style:table-properties style:width="7.9in" table:align="margins"/>
    </style:style>
    <style:style style:name="Table6.A" style:family="table-column">
      <style:table-column-properties style:column-width="3.7188in" style:rel-column-width="5355*"/>
    </style:style>
    <style:style style:name="Table6.B" style:family="table-column">
      <style:table-column-properties style:column-width="0.4396in" style:rel-column-width="633*"/>
    </style:style>
    <style:style style:name="Table6.C" style:family="table-column">
      <style:table-column-properties style:column-width="3.7417in" style:rel-column-width="5388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B1" style:family="table-cell">
      <style:table-cell-properties style:vertical-align="" fo:padding="0.0382in" fo:border-left="0.5pt solid #000000" fo:border-right="none" fo:border-top="0.5pt solid #000000" fo:border-bottom="0.5pt solid #000000"/>
    </style:style>
    <style:style style:name="Table6.C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itle">
      <style:paragraph-properties fo:margin-top="0in" fo:margin-bottom="0in" style:contextual-spacing="false"/>
    </style:style>
    <style:style style:name="P2" style:family="paragraph" style:parent-style-name="Table_20_Contents">
      <style:paragraph-properties fo:margin-top="0in" fo:margin-bottom="0in" style:contextual-spacing="false"/>
    </style:style>
    <style:style style:name="P3" style:family="paragraph" style:parent-style-name="Text_20_body">
      <style:paragraph-properties fo:margin-top="0in" fo:margin-bottom="0in" style:contextual-spacing="false"/>
    </style:style>
    <style:style style:name="P4" style:family="paragraph" style:parent-style-name="Text_20_body" style:master-page-name="">
      <style:paragraph-properties fo:margin-top="0in" fo:margin-bottom="0in" style:contextual-spacing="false" style:page-number="auto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2b02b4"/>
    </style:style>
    <style:style style:name="P6" style:family="paragraph" style:parent-style-name="Table_20_Contents">
      <style:paragraph-properties fo:margin-top="0in" fo:margin-bottom="0in" style:contextual-spacing="false"/>
      <style:text-properties officeooo:rsid="002a7455" officeooo:paragraph-rsid="002a7455"/>
    </style:style>
    <style:style style:name="P7" style:family="paragraph" style:parent-style-name="Text_20_body">
      <style:paragraph-properties fo:margin-top="0in" fo:margin-bottom="0in" style:contextual-spacing="false"/>
      <style:text-properties officeooo:rsid="002a7455" officeooo:paragraph-rsid="002a7455"/>
    </style:style>
    <style:style style:name="P8" style:family="paragraph" style:parent-style-name="Text_20_body">
      <style:paragraph-properties fo:margin-top="0in" fo:margin-bottom="0in" style:contextual-spacing="false" fo:text-align="end" style:justify-single-word="false"/>
      <style:text-properties officeooo:rsid="002a7455" officeooo:paragraph-rsid="002a7455"/>
    </style:style>
    <style:style style:name="P9" style:family="paragraph" style:parent-style-name="Text_20_body">
      <style:paragraph-properties fo:margin-top="0in" fo:margin-bottom="0in" style:contextual-spacing="false" fo:text-align="start" style:justify-single-word="false"/>
      <style:text-properties officeooo:rsid="002a7455" officeooo:paragraph-rsid="002a7455"/>
    </style:style>
    <style:style style:name="P10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2a7455" officeooo:paragraph-rsid="002a7455"/>
    </style:style>
    <style:style style:name="P11" style:family="paragraph" style:parent-style-name="Text_20_body">
      <style:paragraph-properties fo:margin-top="0in" fo:margin-bottom="0in" style:contextual-spacing="false"/>
      <style:text-properties officeooo:rsid="0032efbd" officeooo:paragraph-rsid="0032efbd"/>
    </style:style>
    <style:style style:name="P12" style:family="paragraph" style:parent-style-name="Text_20_body">
      <style:paragraph-properties fo:margin-top="0in" fo:margin-bottom="0in" style:contextual-spacing="false"/>
      <style:text-properties officeooo:rsid="00342bf0" officeooo:paragraph-rsid="00342bf0"/>
    </style:style>
    <style:style style:name="P13" style:family="paragraph" style:parent-style-name="Table_20_Contents">
      <style:paragraph-properties fo:margin-top="0in" fo:margin-bottom="0in" style:contextual-spacing="false" fo:text-align="start" style:justify-single-word="false"/>
      <style:text-properties fo:font-size="16pt" officeooo:rsid="002fe352" officeooo:paragraph-rsid="002fe352"/>
    </style:style>
    <style:style style:name="P14" style:family="paragraph" style:parent-style-name="Table_20_Contents">
      <style:paragraph-properties fo:margin-top="0in" fo:margin-bottom="0in" style:contextual-spacing="false" fo:text-align="start" style:justify-single-word="false"/>
      <style:text-properties fo:font-size="16pt" officeooo:rsid="002d328f" officeooo:paragraph-rsid="002d328f"/>
    </style:style>
    <style:style style:name="P15" style:family="paragraph" style:parent-style-name="Table_20_Contents">
      <style:paragraph-properties fo:margin-top="0in" fo:margin-bottom="0in" style:contextual-spacing="false"/>
      <style:text-properties fo:font-size="16pt" officeooo:rsid="002d88ec" officeooo:paragraph-rsid="002d88ec"/>
    </style:style>
    <style:style style:name="P16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6pt" officeooo:rsid="002d88ec" officeooo:paragraph-rsid="002d88ec"/>
    </style:style>
    <style:style style:name="P17" style:family="paragraph" style:parent-style-name="Table_20_Contents">
      <style:paragraph-properties fo:margin-top="0in" fo:margin-bottom="0in" style:contextual-spacing="false"/>
      <style:text-properties fo:font-size="10pt" officeooo:rsid="0037252a" officeooo:paragraph-rsid="0037252a" style:font-size-asian="10pt" style:font-size-complex="10pt"/>
    </style:style>
    <style:style style:name="P18" style:family="paragraph" style:parent-style-name="Table_20_Contents">
      <style:paragraph-properties fo:margin-top="0in" fo:margin-bottom="0in" style:contextual-spacing="false"/>
      <style:text-properties fo:font-size="10pt" officeooo:rsid="0036dac6" officeooo:paragraph-rsid="0036dac6" style:font-size-asian="10pt" style:font-size-complex="10pt"/>
    </style:style>
    <style:style style:name="P19" style:family="paragraph" style:parent-style-name="Table_20_Contents">
      <style:paragraph-properties fo:margin-top="0in" fo:margin-bottom="0in" style:contextual-spacing="false"/>
      <style:text-properties fo:font-size="10pt" officeooo:rsid="0036dac6" officeooo:paragraph-rsid="0037252a" style:font-size-asian="10pt" style:font-size-complex="10pt"/>
    </style:style>
    <style:style style:name="P20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8fed8"/>
    </style:style>
    <style:style style:name="P21" style:family="paragraph" style:parent-style-name="Table_20_Contents">
      <style:paragraph-properties fo:margin-top="0in" fo:margin-bottom="0in" style:contextual-spacing="false"/>
      <style:text-properties officeooo:paragraph-rsid="0028fed8"/>
    </style:style>
    <style:style style:name="P22" style:family="paragraph" style:parent-style-name="Table_20_Contents">
      <style:paragraph-properties fo:margin-top="0in" fo:margin-bottom="0in" style:contextual-spacing="false" fo:text-align="center" style:justify-single-word="false"/>
      <style:text-properties fo:font-weight="bold" officeooo:rsid="002d328f" officeooo:paragraph-rsid="002d328f" style:font-weight-asian="bold" style:font-weight-complex="bold"/>
    </style:style>
    <style:style style:name="P23" style:family="paragraph" style:parent-style-name="Text_20_body">
      <style:paragraph-properties fo:margin-top="0in" fo:margin-bottom="0in" style:contextual-spacing="false"/>
      <style:text-properties fo:font-weight="bold" officeooo:rsid="00342bf0" officeooo:paragraph-rsid="00342bf0" style:font-weight-asian="bold" style:font-weight-complex="bold"/>
    </style:style>
    <style:style style:name="P24" style:family="paragraph" style:parent-style-name="Table_20_Contents">
      <style:paragraph-properties fo:margin-top="0in" fo:margin-bottom="0in" style:contextual-spacing="false"/>
      <style:text-properties officeooo:rsid="002d88ec" officeooo:paragraph-rsid="002d88ec"/>
    </style:style>
    <style:style style:name="P25" style:family="paragraph" style:parent-style-name="Table_20_Contents">
      <style:paragraph-properties fo:margin-top="0in" fo:margin-bottom="0in" style:contextual-spacing="false"/>
      <style:text-properties officeooo:rsid="0036dac6" officeooo:paragraph-rsid="0036dac6"/>
    </style:style>
    <style:style style:name="P26" style:family="paragraph" style:parent-style-name="Text_20_body">
      <style:paragraph-properties fo:margin-top="0in" fo:margin-bottom="0in" style:contextual-spacing="false"/>
      <style:text-properties officeooo:rsid="001b8395" officeooo:paragraph-rsid="001b8395"/>
    </style:style>
    <style:style style:name="P27" style:family="paragraph" style:parent-style-name="Text_20_body">
      <style:paragraph-properties fo:margin-top="0in" fo:margin-bottom="0in" style:contextual-spacing="false"/>
      <style:text-properties fo:font-weight="normal" officeooo:rsid="00342bf0" officeooo:paragraph-rsid="00342bf0" style:font-weight-asian="normal" style:font-weight-complex="normal"/>
    </style:style>
    <style:style style:name="P28" style:family="paragraph" style:parent-style-name="Text_20_body">
      <style:paragraph-properties fo:margin-top="0in" fo:margin-bottom="0in" style:contextual-spacing="false"/>
      <style:text-properties officeooo:rsid="0038a272" officeooo:paragraph-rsid="0038a272"/>
    </style:style>
    <style:style style:name="P29" style:family="paragraph" style:parent-style-name="Text_20_body">
      <style:paragraph-properties fo:margin-top="0in" fo:margin-bottom="0in" style:contextual-spacing="false"/>
      <style:text-properties officeooo:paragraph-rsid="000ff11e"/>
    </style:style>
    <style:style style:name="P30" style:family="paragraph" style:parent-style-name="Text_20_body">
      <style:paragraph-properties fo:margin-top="0in" fo:margin-bottom="0in" style:contextual-spacing="false"/>
      <style:text-properties officeooo:paragraph-rsid="00139dd3"/>
    </style:style>
    <style:style style:name="P31" style:family="paragraph" style:parent-style-name="Text_20_body">
      <style:paragraph-properties fo:margin-top="0in" fo:margin-bottom="0in" style:contextual-spacing="false"/>
      <style:text-properties officeooo:rsid="0019c623" officeooo:paragraph-rsid="001b29fe"/>
    </style:style>
    <style:style style:name="P32" style:family="paragraph" style:parent-style-name="Text_20_body">
      <style:paragraph-properties fo:margin-top="0in" fo:margin-bottom="0in" style:contextual-spacing="false"/>
      <style:text-properties officeooo:rsid="001f774d" officeooo:paragraph-rsid="001f774d"/>
    </style:style>
    <style:style style:name="P33" style:family="paragraph" style:parent-style-name="Text_20_body">
      <style:text-properties officeooo:paragraph-rsid="003a8518"/>
    </style:style>
    <style:style style:name="P34" style:family="paragraph" style:parent-style-name="Heading_20_1">
      <style:paragraph-properties fo:margin-top="0in" fo:margin-bottom="0in" style:contextual-spacing="false"/>
    </style:style>
    <style:style style:name="P35" style:family="paragraph" style:parent-style-name="Heading_20_1">
      <style:paragraph-properties fo:margin-top="0in" fo:margin-bottom="0in" style:contextual-spacing="false" fo:break-before="page"/>
    </style:style>
    <style:style style:name="P36" style:family="paragraph" style:parent-style-name="Heading_20_1">
      <style:paragraph-properties fo:margin-top="0in" fo:margin-bottom="0in" style:contextual-spacing="false"/>
      <style:text-properties officeooo:paragraph-rsid="0019c623"/>
    </style:style>
    <style:style style:name="P37" style:family="paragraph" style:parent-style-name="Heading_20_1">
      <style:paragraph-properties fo:margin-top="0in" fo:margin-bottom="0in" style:contextual-spacing="false" fo:break-before="page"/>
      <style:text-properties officeooo:paragraph-rsid="001dba85"/>
    </style:style>
    <style:style style:name="P38" style:family="paragraph" style:parent-style-name="Heading_20_1">
      <style:paragraph-properties fo:margin-top="0in" fo:margin-bottom="0in" style:contextual-spacing="false" fo:break-before="page"/>
      <style:text-properties officeooo:paragraph-rsid="00278ce5"/>
    </style:style>
    <style:style style:name="P39" style:family="paragraph" style:parent-style-name="Heading_20_1">
      <style:paragraph-properties fo:margin-top="0in" fo:margin-bottom="0in" style:contextual-spacing="false" fo:break-before="page"/>
      <style:text-properties officeooo:paragraph-rsid="002b02b4"/>
    </style:style>
    <style:style style:name="P40" style:family="paragraph" style:parent-style-name="Heading_20_1">
      <style:paragraph-properties fo:margin-top="0in" fo:margin-bottom="0in" style:contextual-spacing="false" fo:break-before="page"/>
      <style:text-properties officeooo:rsid="0033f066" officeooo:paragraph-rsid="0033f066"/>
    </style:style>
    <style:style style:name="P41" style:family="paragraph" style:parent-style-name="Heading_20_1">
      <style:paragraph-properties fo:margin-top="0in" fo:margin-bottom="0in" style:contextual-spacing="false"/>
      <style:text-properties officeooo:rsid="00382bfe" officeooo:paragraph-rsid="00382bfe"/>
    </style:style>
    <style:style style:name="P42" style:family="paragraph" style:parent-style-name="Heading_20_1">
      <style:paragraph-properties fo:margin-top="0in" fo:margin-bottom="0in" style:contextual-spacing="false" fo:break-before="page"/>
      <style:text-properties officeooo:rsid="0040bc50" officeooo:paragraph-rsid="0040bc50"/>
    </style:style>
    <style:style style:name="P43" style:family="paragraph" style:parent-style-name="Heading_20_2">
      <style:paragraph-properties fo:margin-top="0in" fo:margin-bottom="0in" style:contextual-spacing="false"/>
    </style:style>
    <style:style style:name="P44" style:family="paragraph" style:parent-style-name="Heading_20_2">
      <style:paragraph-properties fo:margin-top="0in" fo:margin-bottom="0in" style:contextual-spacing="false"/>
      <style:text-properties officeooo:rsid="00139dd3" officeooo:paragraph-rsid="00139dd3"/>
    </style:style>
    <style:style style:name="P45" style:family="paragraph" style:parent-style-name="Heading_20_2">
      <style:paragraph-properties fo:margin-top="0in" fo:margin-bottom="0in" style:contextual-spacing="false"/>
      <style:text-properties fo:font-style="italic" officeooo:rsid="001f774d" officeooo:paragraph-rsid="001f774d" style:font-style-asian="italic" style:font-style-complex="italic"/>
    </style:style>
    <style:style style:name="P46" style:family="paragraph" style:parent-style-name="Heading_20_2">
      <style:paragraph-properties fo:margin-top="0in" fo:margin-bottom="0in" style:contextual-spacing="false"/>
      <style:text-properties officeooo:rsid="002a7455" officeooo:paragraph-rsid="002a7455"/>
    </style:style>
    <style:style style:name="P47" style:family="paragraph" style:parent-style-name="Heading_20_2">
      <style:paragraph-properties fo:margin-top="0in" fo:margin-bottom="0in" style:contextual-spacing="false"/>
      <style:text-properties officeooo:rsid="0032efbd" officeooo:paragraph-rsid="0032efbd"/>
    </style:style>
    <style:style style:name="P48" style:family="paragraph" style:parent-style-name="Heading_20_2">
      <style:paragraph-properties fo:margin-top="0in" fo:margin-bottom="0in" style:contextual-spacing="false"/>
      <style:text-properties officeooo:rsid="00342bf0" officeooo:paragraph-rsid="00342bf0"/>
    </style:style>
    <style:style style:name="P49" style:family="paragraph" style:parent-style-name="Heading_20_2">
      <style:text-properties officeooo:rsid="003a8518" officeooo:paragraph-rsid="003a8518"/>
    </style:style>
    <style:style style:name="P50" style:family="paragraph" style:parent-style-name="Heading_20_2">
      <style:paragraph-properties fo:margin-top="0in" fo:margin-bottom="0in" style:contextual-spacing="false"/>
      <style:text-properties officeooo:rsid="004118c8" officeooo:paragraph-rsid="004118c8"/>
    </style:style>
    <style:style style:name="P51" style:family="paragraph" style:parent-style-name="Heading_20_2">
      <style:paragraph-properties fo:margin-top="0in" fo:margin-bottom="0in" style:contextual-spacing="false"/>
      <style:text-properties officeooo:rsid="00416310" officeooo:paragraph-rsid="00416310"/>
    </style:style>
    <style:style style:name="P52" style:family="paragraph" style:parent-style-name="Table_20_Contents" style:list-style-name="L1">
      <loext:graphic-properties draw:fill="none"/>
      <style:paragraph-properties fo:margin-left="0.25in" fo:margin-right="0in" fo:margin-top="0in" fo:margin-bottom="0in" style:contextual-spacing="false" fo:text-align="start" style:justify-single-word="false" fo:orphans="0" fo:widows="0" fo:text-indent="-0.25in" style:auto-text-indent="false" fo:background-color="transparent" text:number-lines="false" text:line-number="0">
        <style:tab-stops>
          <style:tab-stop style:position="-0.0701in"/>
          <style:tab-stop style:position="0.0563in"/>
        </style:tab-stops>
      </style:paragraph-properties>
      <style:text-properties fo:font-size="16pt" officeooo:rsid="002e3898" officeooo:paragraph-rsid="002e3898"/>
    </style:style>
    <style:style style:name="P53" style:family="paragraph" style:parent-style-name="Table_20_Contents" style:list-style-name="L1">
      <loext:graphic-properties draw:fill="none"/>
      <style:paragraph-properties fo:margin-left="0.25in" fo:margin-right="0in" fo:margin-top="0in" fo:margin-bottom="0in" style:contextual-spacing="false" fo:text-align="start" style:justify-single-word="false" fo:orphans="0" fo:widows="0" fo:text-indent="-0.25in" style:auto-text-indent="false" fo:background-color="transparent" text:number-lines="false" text:line-number="0">
        <style:tab-stops>
          <style:tab-stop style:position="-0.098in"/>
        </style:tab-stops>
      </style:paragraph-properties>
      <style:text-properties fo:font-size="16pt" officeooo:rsid="002f04f9" officeooo:paragraph-rsid="002f04f9"/>
    </style:style>
    <style:style style:name="P54" style:family="paragraph" style:parent-style-name="Table_20_Contents" style:list-style-name="L2">
      <style:paragraph-properties fo:margin-top="0in" fo:margin-bottom="0in" style:contextual-spacing="false" fo:text-align="start" style:justify-single-word="false"/>
      <style:text-properties fo:font-size="16pt" officeooo:rsid="002fe352" officeooo:paragraph-rsid="002fe352"/>
    </style:style>
    <style:style style:name="P55" style:family="paragraph" style:parent-style-name="Table_20_Contents">
      <style:paragraph-properties fo:margin-top="0in" fo:margin-bottom="0in" style:contextual-spacing="false"/>
      <style:text-properties officeooo:rsid="004118c8" officeooo:paragraph-rsid="004118c8"/>
    </style:style>
    <style:style style:name="P56" style:family="paragraph" style:parent-style-name="Text_20_body" style:list-style-name="L3">
      <style:paragraph-properties fo:margin-top="0in" fo:margin-bottom="0in" style:contextual-spacing="false"/>
      <style:text-properties officeooo:rsid="001b8395" officeooo:paragraph-rsid="001b8395"/>
    </style:style>
    <style:style style:name="P57" style:family="paragraph" style:parent-style-name="Text_20_body" style:list-style-name="L3">
      <style:paragraph-properties fo:margin-top="0in" fo:margin-bottom="0in" style:contextual-spacing="false"/>
      <style:text-properties officeooo:rsid="001ce2b1" officeooo:paragraph-rsid="001ce2b1"/>
    </style:style>
    <style:style style:name="P58" style:family="paragraph" style:parent-style-name="Text_20_body" style:list-style-name="L4">
      <style:paragraph-properties fo:margin-top="0in" fo:margin-bottom="0in" style:contextual-spacing="false"/>
      <style:text-properties fo:font-weight="bold" officeooo:rsid="001e39a1" officeooo:paragraph-rsid="001e39a1" style:font-weight-asian="bold" style:font-weight-complex="bold"/>
    </style:style>
    <style:style style:name="P59" style:family="paragraph" style:parent-style-name="Text_20_body" style:list-style-name="L4">
      <style:paragraph-properties fo:margin-top="0in" fo:margin-bottom="0in" style:contextual-spacing="false"/>
      <style:text-properties fo:font-style="italic" officeooo:rsid="001f774d" officeooo:paragraph-rsid="00210939" style:font-style-asian="italic" style:font-style-complex="italic"/>
    </style:style>
    <style:style style:name="P60" style:family="paragraph" style:parent-style-name="Text_20_body" style:list-style-name="L4">
      <style:paragraph-properties fo:margin-top="0in" fo:margin-bottom="0in" style:contextual-spacing="false"/>
      <style:text-properties fo:font-style="italic" officeooo:rsid="00241d8b" officeooo:paragraph-rsid="00241d8b" style:font-style-asian="italic" style:font-style-complex="italic"/>
    </style:style>
    <style:style style:name="P61" style:family="paragraph" style:parent-style-name="Text_20_body" style:list-style-name="L4">
      <style:paragraph-properties fo:margin-top="0in" fo:margin-bottom="0in" style:contextual-spacing="false"/>
      <style:text-properties fo:font-style="italic" officeooo:rsid="00247c22" officeooo:paragraph-rsid="00247c22" style:font-style-asian="italic" style:font-style-complex="italic"/>
    </style:style>
    <style:style style:name="P62" style:family="paragraph" style:parent-style-name="Text_20_body" style:list-style-name="L4">
      <style:paragraph-properties fo:margin-top="0in" fo:margin-bottom="0in" style:contextual-spacing="false"/>
      <style:text-properties fo:font-style="italic" fo:font-weight="normal" officeooo:rsid="00210939" officeooo:paragraph-rsid="00210939" style:font-style-asian="italic" style:font-weight-asian="normal" style:font-style-complex="italic" style:font-weight-complex="normal"/>
    </style:style>
    <style:style style:name="P63" style:family="paragraph" style:parent-style-name="Text_20_body" style:list-style-name="L4">
      <style:paragraph-properties fo:margin-top="0in" fo:margin-bottom="0in" style:contextual-spacing="false"/>
      <style:text-properties fo:font-style="italic" fo:font-weight="normal" officeooo:rsid="0022f394" officeooo:paragraph-rsid="0022f394" style:font-style-asian="italic" style:font-weight-asian="normal" style:font-style-complex="italic" style:font-weight-complex="normal"/>
    </style:style>
    <style:style style:name="P64" style:family="paragraph" style:parent-style-name="Text_20_body" style:list-style-name="L4">
      <style:paragraph-properties fo:margin-top="0in" fo:margin-bottom="0in" style:contextual-spacing="false"/>
      <style:text-properties fo:font-style="italic" fo:font-weight="normal" officeooo:rsid="0023a845" officeooo:paragraph-rsid="0023a845" style:font-style-asian="italic" style:font-weight-asian="normal" style:font-style-complex="italic" style:font-weight-complex="normal"/>
    </style:style>
    <style:style style:name="P65" style:family="paragraph" style:parent-style-name="Text_20_body" style:list-style-name="L4">
      <style:paragraph-properties fo:margin-top="0in" fo:margin-bottom="0in" style:contextual-spacing="false"/>
      <style:text-properties fo:font-style="italic" fo:font-weight="normal" officeooo:rsid="00241d8b" officeooo:paragraph-rsid="00241d8b" style:font-style-asian="italic" style:font-weight-asian="normal" style:font-style-complex="italic" style:font-weight-complex="normal"/>
    </style:style>
    <style:style style:name="P66" style:family="paragraph" style:parent-style-name="Text_20_body" style:list-style-name="L5">
      <style:paragraph-properties fo:margin-top="0in" fo:margin-bottom="0in" style:contextual-spacing="false"/>
      <style:text-properties officeooo:rsid="00342bf0" officeooo:paragraph-rsid="00342bf0"/>
    </style:style>
    <style:style style:name="P67" style:family="paragraph" style:parent-style-name="Text_20_body" style:list-style-name="L6">
      <style:paragraph-properties fo:margin-top="0in" fo:margin-bottom="0in" style:contextual-spacing="false"/>
      <style:text-properties fo:font-weight="normal" officeooo:rsid="00342bf0" officeooo:paragraph-rsid="00342bf0" style:font-weight-asian="normal" style:font-weight-complex="normal"/>
    </style:style>
    <style:style style:name="P68" style:family="paragraph" style:parent-style-name="Text_20_body" style:list-style-name="L7">
      <style:paragraph-properties fo:margin-top="0in" fo:margin-bottom="0in" style:contextual-spacing="false"/>
      <style:text-properties officeooo:rsid="0038a272" officeooo:paragraph-rsid="0038a272"/>
    </style:style>
    <style:style style:name="P69" style:family="paragraph" style:parent-style-name="Text_20_body">
      <style:paragraph-properties fo:margin-top="0in" fo:margin-bottom="0in" style:contextual-spacing="false"/>
      <style:text-properties officeooo:rsid="00416310" officeooo:paragraph-rsid="00416310"/>
    </style:style>
    <style:style style:name="P70" style:family="paragraph" style:parent-style-name="Text_20_body" style:list-style-name="L9">
      <style:paragraph-properties fo:margin-top="0in" fo:margin-bottom="0in" style:contextual-spacing="false"/>
      <style:text-properties officeooo:rsid="00416310" officeooo:paragraph-rsid="00416310"/>
    </style:style>
    <style:style style:name="P71" style:family="paragraph" style:parent-style-name="Text_20_body" style:list-style-name="L11">
      <style:paragraph-properties fo:margin-top="0in" fo:margin-bottom="0in" style:contextual-spacing="false"/>
      <style:text-properties officeooo:rsid="00416310" officeooo:paragraph-rsid="00416310"/>
    </style:style>
    <style:style style:name="P72" style:family="paragraph">
      <loext:graphic-properties draw:fill="none" draw:fill-color="#ffffff"/>
    </style:style>
    <style:style style:name="P73" style:family="paragraph">
      <style:paragraph-properties fo:text-align="center"/>
    </style:style>
    <style:style style:name="T1" style:family="text">
      <style:text-properties officeooo:rsid="000ff11e"/>
    </style:style>
    <style:style style:name="T2" style:family="text">
      <style:text-properties fo:font-style="italic" officeooo:rsid="001108fd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officeooo:rsid="001108fd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ize="14pt" fo:font-weight="normal" officeooo:rsid="000ff11e" style:font-size-asian="18pt" style:font-weight-asian="normal" style:font-size-complex="18pt" style:font-weight-complex="normal"/>
    </style:style>
    <style:style style:name="T8" style:family="text">
      <style:text-properties fo:font-size="14pt" fo:font-style="italic" fo:font-weight="normal" officeooo:rsid="000ff11e" style:font-size-asian="18pt" style:font-style-asian="italic" style:font-weight-asian="normal" style:font-size-complex="18pt" style:font-style-complex="italic" style:font-weight-complex="normal"/>
    </style:style>
    <style:style style:name="T9" style:family="text">
      <style:text-properties fo:font-size="14pt" fo:font-style="normal" fo:font-weight="normal" officeooo:rsid="000ff11e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officeooo:rsid="001108fd"/>
    </style:style>
    <style:style style:name="T11" style:family="text">
      <style:text-properties style:text-underline-style="solid" style:text-underline-width="auto" style:text-underline-color="font-color" officeooo:rsid="000ff11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ff11e" style:font-weight-asian="bold" style:font-weight-complex="bold"/>
    </style:style>
    <style:style style:name="T14" style:family="text">
      <style:text-properties fo:font-weight="bold" officeooo:rsid="00139dd3" style:font-weight-asian="bold" style:font-weight-complex="bold"/>
    </style:style>
    <style:style style:name="T15" style:family="text">
      <style:text-properties officeooo:rsid="0019c623"/>
    </style:style>
    <style:style style:name="T16" style:family="text">
      <style:text-properties officeooo:rsid="001b29fe"/>
    </style:style>
    <style:style style:name="T17" style:family="text">
      <style:text-properties officeooo:rsid="001b8395"/>
    </style:style>
    <style:style style:name="T18" style:family="text">
      <style:text-properties officeooo:rsid="001dba85"/>
    </style:style>
    <style:style style:name="T19" style:family="text">
      <style:text-properties officeooo:rsid="001e39a1"/>
    </style:style>
    <style:style style:name="T20" style:family="text">
      <style:text-properties officeooo:rsid="0022f394"/>
    </style:style>
    <style:style style:name="T21" style:family="text">
      <style:text-properties officeooo:rsid="0023a845"/>
    </style:style>
    <style:style style:name="T22" style:family="text">
      <style:text-properties officeooo:rsid="00278ce5"/>
    </style:style>
    <style:style style:name="T23" style:family="text">
      <style:text-properties officeooo:rsid="0028fed8"/>
    </style:style>
    <style:style style:name="T24" style:family="text">
      <style:text-properties officeooo:rsid="002b02b4"/>
    </style:style>
    <style:style style:name="T25" style:family="text">
      <style:text-properties officeooo:rsid="002d88ec"/>
    </style:style>
    <style:style style:name="T26" style:family="text">
      <style:text-properties officeooo:rsid="00302edc"/>
    </style:style>
    <style:style style:name="T27" style:family="text">
      <style:text-properties officeooo:rsid="00352ea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marker-start="Arrowheads_20_2" draw:marker-end="Arrowheads_20_2" draw:fill="none" draw:fill-color="#ffffff" fo:min-height="0.575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marker-start="Arrowheads_20_2" draw:marker-end="Arrowheads_20_2" draw:fill="none" draw:fill-color="#ffffff" fo:min-height="0.568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marker-start="Arrowheads_20_2" draw:marker-end="Arrowheads_20_2" draw:fill="none" draw:fill-color="#ffffff" fo:min-height="0.477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marker-start="Arrowheads_20_2" draw:marker-end="Arrowheads_20_2" draw:fill="none" draw:fill-color="#ffffff" fo:min-height="0.447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marker-start="Arrowheads_20_2" draw:marker-end="Arrowheads_20_2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209in" draw:marker-start="Arrowheads_20_1" draw:marker-start-width="0.1701in" draw:marker-end="Arrowheads_20_1" draw:marker-end-width="0.1701in" draw:textarea-horizontal-align="center" draw:textarea-vertical-align="middle" fo:padding-top="0.0102in" fo:padding-bottom="0.0102in" fo:padding-left="0.0102in" fo:padding-right="0.01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1.487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rządzanie inowacjami</text:p>
      <text:h text:style-name="P34" text:outline-level="1">Domowa praca na 26/2/2024 <text:span text:style-name="T7">(</text:span><text:span text:style-name="T8">podręcznik_osło_2018 48-50, 75-90</text:span><text:span text:style-name="T9">)</text:span></text:h>
      <text:h text:style-name="P43" text:outline-level="2">Wprowadzenie:</text:h>
      <text:p text:style-name="P29"><text:span text:style-name="T1"><text:tab/></text:span><text:span text:style-name="T13">Innowacja </text:span><text:span text:style-name="T1">wymaga wdrożenia poprzez aktywne wykorzystanie lub udostępnienie do użytku. Od rozpowszechnia i przyjęcia powiązanych innowacji zależy gospodarczy i spoleczny </text:span><text:span text:style-name="T11">wpływ wynalazków I pomysłów</text:span><text:span text:style-name="T1"> </text:span><text:span text:style-name="T2">(</text:span><text:span text:style-name="T3">воздействие изобретений и идей</text:span><text:span text:style-name="T2">)</text:span><text:span text:style-name="T10">. </text:span>Innowacje to powszechna aktywność, która zachodzi we wszystkich sektorach gospodarki, nie tylko w firmach. Różnorodne organizacje i osoby fizyczne często wprowadzają zmiany w produktach, procesach oraz tworzą i dzielą się nową wiedzą, co przyczynia się do innowacji.</text:p>
      <text:p text:style-name="P29"><text:tab/><text:span text:style-name="T12">Pomiar innowacji</text:span> i jej efektów ekonomicznych stanowi istotne wyzwanie, ale możliwe do pokonania. Konieczne jest precyzyjne zdefiniowanie innowacji i działalności innowacyjnej.</text:p>
      <text:p text:style-name="P29"><text:tab/><text:span text:style-name="T12">Dane dotyczące innowacji </text:span>są istotne dla menedżerów, instytucji publicznych, naukowców i polityków, którzy dążą do promowania innowacji jako kluczowego czynnika wzrostu gospodarczego i dobrobytu społecznego. <text:span text:style-name="T12">Zrozumienie funkcjonowania </text:span>innowacji jest niezbędne do formułowania skutecznych polityk publicznych, które mogą przeciwdziałać wyzwaniom demograficznym, zapewnić bezpieczeństwo żywnościowe i mieszkaniowe, zająć się zmianami klimatycznymi oraz innymi problemami środowiskowymi, które mają wpływ na dobrobyt społeczeństwa.</text:p>
      <text:p text:style-name="P30"><text:tab/><text:span text:style-name="T12">Innowacje występują we </text:span>wszystkich czterech <text:span text:style-name="T12">sektorach </text:span>gospodarki według definicji Systemu Rachunków Narodowych ONZ (SNA): sektor <text:span text:style-name="T12">przedsiębiorstw</text:span>, sektor <text:span text:style-name="T12">instytucji </text:span><text:span text:style-name="T14">(samo)</text:span><text:span text:style-name="T12">rządowych</text:span>, sektor <text:span text:style-name="T12">gospodarstw domowych </text:span>oraz sektor <text:span text:style-name="T12">instytucji niekomercyjnych działających </text:span>na rzecz gospodarstw domowych.</text:p>
      <text:h text:style-name="P44" text:outline-level="2"><text:soft-page-break/>Pojęcie innowacji.</text:h>
      <text:p text:style-name="P3"><text:tab/><text:span text:style-name="T12">Podstawy pomiaru innowacji opierają się głównie na dziedzinach takich jak zarządzanie i ekonomia </text:span>(Smith, 2006). Perspektywa zarządzania <text:span text:style-name="T12">koncentruje się </text:span>na tym, <text:span text:style-name="T12">w jaki sposób </text:span>innowacje <text:span text:style-name="T12">mogą zmienić pozycję przedsiębiorstwa na rynku oraz na generowaniu pomysłów innowacyjnych</text:span>. Z kolei w podejściach ekonomicznych badane są czynniki skłaniające organizacje do innowacji, czynniki sprzyjające lub utrudniające innowacje, oraz makroekonomiczne skutki innowacji dla przemysłu, rynku i gospodarki. Teorie Schumpetera (1934) są istotne, zwłaszcza koncepcja "twórczej destrukcji", która opisuje zakłócenia w istniejącej działalności gospodarczej spowodowane innowacjami, prowadzącymi do nowych metod produkcji lub powstania zupełnie nowych branż. W literaturze dotyczącej wzrostu gospodarczego paradigma ta jest wykorzystywana do badania czynników wspierających długoterminowy wzrost gospodarczy.</text:p>
      <text:p text:style-name="P3"><text:tab/><text:span text:style-name="T12">Teoria dyfuzji </text:span>(Rogers, 1962) <text:span text:style-name="T4">analizuje procesy komunikowania i akceptacji innowacji</text:span><text:span text:style-name="T12"> </text:span>przez uczestników społecznego systemu <text:span text:style-name="T4">w ciągu czasu</text:span>. <text:span text:style-name="T12">Teorie ewolucyjne </text:span>(Nelson i Winter, 1982) <text:span text:style-name="T4">traktują innowacje jako proces oparty na dotychczasowych działaniach</text:span>, nazywany "path-dependent process" (Dosi, 1982), <text:span text:style-name="T4">gdzie innowacje rozwijane są poprzez interakcje między różnymi podmiotami i testowane na rynku</text:span>. Decydujące są interakcje i testy rynkowe, które determinują, które produkty są opracowywane i które odnoszą sukces, wpływając na kształtowanie przyszłego rozwoju gospodarczego. <text:span text:style-name="T12">Prace Simona </text:span>(1982, 1969) nad procesami podejmowania decyzji <text:span text:style-name="T4">wpłynęły na </text:span>literaturę dotyczącą innowacji <text:span text:style-name="T4">i rozwój metod myślenia projektowego </text:span>(design thinking), <text:span text:style-name="T4">które wykorzystują kreatywność do </text:span><text:soft-page-break/><text:span text:style-name="T4">rozwiązywania złożonych problemów </text:span>(Verganti, 2009) <text:span text:style-name="T4">w kontekście innowacji </text:span>zarówno w sektorze prywatnym, jak i publicznym.</text:p>
      <text:p text:style-name="P3"><text:tab/><text:span text:style-name="T6">Teorie innowacji</text:span>, takie jak model powiązań łańcuchowych (chain-link model) Kline’a i Rosenberga (1986) oraz teoria systemów innowacji (Freeman, 1987; Lundvall, 1992; Nelson [red.], 1993; OECD, 1997) <text:span text:style-name="T4">podkreślają</text:span>, <text:span text:style-name="T4">że innowacje nie są procesem liniowym, sekwencyjnym, lecz obejmują wiele interakcji i informacji zwrotnych w trakcie tworzenia i wykorzystywania wiedzy</text:span>. Ponadto innowacje opierają się na procesie uczenia się, który z kolei wykorzystuje wiele źródeł i wymaga nieustannego rozwiązywania problemów.</text:p>
      <text:p text:style-name="P3"><text:tab/><text:span text:style-name="T6">Ujęcie innowacji</text:span> w kontekście systemów wymaga podejścia multi- i interdyscyplinarnego, które pozwala na badanie wzajemnych zależności między podmiotami, niepewnością efektów oraz cechami systemów, które ewoluują w zależności od ścieżki rozwoju. Reakcje tych systemów na interwencje polityki publicznej są złożone i nieliniowe. W skład systemów innowacji wchodzą organizacje z sektora przedsiębiorstw oraz pozostałe trzy sektory SNA. Granice tych systemów mogą być wytyczane przez branżę, technologię lub obszar geograficzny, a są one często powiązane z systemami lokalnymi, które z kolei mają związki z systemami krajowymi i globalnymi. W celu pomiaru innowacyjności najczęściej gromadzi się dane na poziomie przedsiębiorstwa, a następnie agreguje się je dla uzyskania wyników na poziomie kraju lub branży. Pomiar innowacyjności na poziomie międzynarodowym ma potencjalnie dużą wartość, ale wymaga znacznych wysiłków koordynacyjnych.</text:p>
      <text:p text:style-name="P3"><text:tab/><text:span text:style-name="T6">Perspektywy systemowe </text:span>są wykorzystywane do opracowania polityki innowacyjnej w celu koordynowania przekształceń systemowych mających na celu realizację szeroko rozumianych celów <text:soft-page-break/>społecznych (OECD, 2016). Przykładem transformacji systemowej jest zmiana paradigmatu w funkcjonowaniu systemów transportowych, dążąca do dekarbonizacji (Kemp, Schot i Hoogma, 1998). Realizacja tego celu wymagałaby koordynacji pomiędzy producentami i konsumentami, aby zapewnić istnienie każdego z elementów złożonej sieci, zwłaszcza w przypadku braku pewnych kluczowych podmiotów, jak np. gęsta sieć stacji ładowania pojazdów elektrycznych. Zmiany systemowe mogą być zarówno efektem, jak i kanałem absorpcji nowych technologii, co dobrze ilustruje szeroki zakres zastosowań sztucznej inteligencji.</text:p>
      <text:p text:style-name="P3"><text:tab/><text:span text:style-name="T6">Ocena teorii innowacji </text:span>wskazuje na cztery wymiary innowacji, które mogą stać się źródłem zaleceń w sferze pomiaru: <text:span text:style-name="T4">wiedza, walor nowości, wdrożenie i tworzenie wartości</text:span>.</text:p>
      <text:h text:style-name="P43" text:outline-level="2">Innowacje w sektorze przedsiębiorstw</text:h>
      <text:p text:style-name="P3"><text:tab/>Termin „<text:span text:style-name="T12">innowacja</text:span>” <text:span text:style-name="T4">może </text:span>być używany w różnych kontekstach i <text:span text:style-name="T4">odnosić się zarówno do procesu, jak i do efektu</text:span>. W celu uniknięcia nieporozumień w niniejszym podręczniku stosowany jest termin „działalność innowacyjna” (innovation activities) w odniesieniu do procesów, natomiast termin „innowacja” (innovation) odnosi się wyłącznie do efektów.</text:p>
      <text:p text:style-name="P3"><text:span text:style-name="T12">Działalność innowacyjna</text:span> obejmuje wszelkie działania rozwojowe, finansowe i komercyjne podejmowane przez przedsiębiorstwo, mające na celu doprowadzenie do powstania innowacji dla przedsiębiorstwa.</text:p>
      <text:p text:style-name="P3"/>
      <text:h text:style-name="P36" text:outline-level="1"><text:span text:style-name="T15">Lekcja 2</text:span> <text:span text:style-name="T15">(</text:span>26/2/2024<text:span text:style-name="T15">)</text:span></text:h>
      <text:p text:style-name="P31">Innowacja <text:span text:style-name="T16">wdrożene nowego lub znacząco udoskonalonego </text:span><text:span text:style-name="T17">produktu (wyrobu lub usługi) lub procesu biznesowego</text:span>. <text:span text:style-name="T16">Może być </text:span>działałnoś<text:span text:style-name="T16">cią</text:span> lub efekt<text:span text:style-name="T16">em</text:span>.</text:p>
      <text:p text:style-name="P26"><text:soft-page-break/>Innowacja produktowa:</text:p>
      <text:list text:style-name="L3">
        <text:list-item>
          <text:p text:style-name="P56">Jakość</text:p>
        </text:list-item>
        <text:list-item>
          <text:p text:style-name="P56">Specyfikacje</text:p>
        </text:list-item>
        <text:list-item>
          <text:p text:style-name="P56">Niezawodność</text:p>
        </text:list-item>
        <text:list-item>
          <text:p text:style-name="P56">Trwałość</text:p>
        </text:list-item>
        <text:list-item>
          <text:p text:style-name="P56">Wygoda</text:p>
        </text:list-item>
        <text:list-item>
          <text:p text:style-name="P56">Użyteczność</text:p>
        </text:list-item>
        <text:list-item>
          <text:p text:style-name="P56">Przyjazność dla użytkownika</text:p>
        </text:list-item>
        <text:list-item>
          <text:p text:style-name="P56">Udogodnienia finansowe</text:p>
        </text:list-item>
        <text:list-item>
          <text:p text:style-name="P56">Design</text:p>
        </text:list-item>
      </text:list>
      <text:p text:style-name="P26"/>
      <text:list text:continue-numbering="true" text:style-name="L3">
        <text:list-item>
          <text:p text:style-name="P57">Ulepszenie przynakmniej jednej cechy</text:p>
        </text:list-item>
        <text:list-item>
          <text:p text:style-name="P57">Liczba drobnych ulepszeń = znacząca różnica</text:p>
        </text:list-item>
        <text:list-item>
          <text:p text:style-name="P57">Nie ma wymogu sukcesu komercyjnego</text:p>
        </text:list-item>
        <text:list-item>
          <text:p text:style-name="P57">Znaczące ulepszenie jest subiektywne</text:p>
        </text:list-item>
      </text:list>
      <text:h text:style-name="P37" text:outline-level="1"><text:span text:style-name="T15">Lekcja </text:span><text:span text:style-name="T18">3. Źródła in</text:span><text:span text:style-name="T19">n</text:span><text:span text:style-name="T18">o</text:span><text:span text:style-name="T19">w</text:span><text:span text:style-name="T18">acji.</text:span> <text:span text:style-name="T15">(</text:span><text:span text:style-name="T18">4</text:span>/<text:span text:style-name="T18">3</text:span>/2024<text:span text:style-name="T15">)</text:span></text:h>
      <text:list text:style-name="L4">
        <text:list-item>
          <text:p text:style-name="P58">Wydarzenie zmieniające świat</text:p>
          <text:list>
            <text:list-item>
              <text:p text:style-name="P59">Choroby</text:p>
            </text:list-item>
            <text:list-item>
              <text:p text:style-name="P59">Wojny</text:p>
            </text:list-item>
            <text:list-item>
              <text:p text:style-name="P59">Wzrost liczby ludności</text:p>
            </text:list-item>
          </text:list>
        </text:list-item>
        <text:list-item>
          <text:p text:style-name="P58">Przypadkowe odkrycia</text:p>
          <text:list>
            <text:list-item>
              <text:p text:style-name="P62">Penicylina</text:p>
            </text:list-item>
            <text:list-item>
              <text:p text:style-name="P62">Karteczki samoprylepne</text:p>
            </text:list-item>
            <text:list-item>
              <text:p text:style-name="P62">Viagra</text:p>
            </text:list-item>
          </text:list>
        </text:list-item>
        <text:list-item>
          <text:p text:style-name="P58"><text:span text:style-name="T20">Inpiracja n</text:span>auk<text:span text:style-name="T20">owa</text:span></text:p>
          <text:list>
            <text:list-item>
              <text:p text:style-name="P63">Procesor</text:p>
            </text:list-item>
            <text:list-item>
              <text:p text:style-name="P63">Radar</text:p>
            </text:list-item>
            <text:list-item>
              <text:p text:style-name="P63">Dioda LED</text:p>
            </text:list-item>
          </text:list>
        </text:list-item>
        <text:list-item>
          <text:p text:style-name="P58">Dyfuzja innowacji <text:span text:style-name="T21">(rekombinacja)</text:span></text:p>
          <text:list>
            <text:list-item>
              <text:p text:style-name="P64">InstaPump</text:p>
            </text:list-item>
          </text:list>
        </text:list-item>
        <text:list-item>
          <text:p text:style-name="P58">Imitacja</text:p>
        </text:list-item>
        <text:list-item>
          <text:p text:style-name="P58">Potrzeby</text:p>
          <text:list>
            <text:list-item>
              <text:p text:style-name="P65">Paczkomaty</text:p>
            </text:list-item>
            <text:list-item>
              <text:p text:style-name="P65">SUVy cywilne </text:p>
            </text:list-item>
          </text:list>
        </text:list-item>
        <text:list-item>
          <text:p text:style-name="P58">Użytkownicy</text:p>
          <text:list>
            <text:list-item>
              <text:p text:style-name="P60">Pickupy</text:p>
            </text:list-item>
            <text:list-item>
              <text:p text:style-name="P60">Linux</text:p>
            </text:list-item>
            <text:list-item>
              <text:p text:style-name="P61">Lego ideas</text:p>
            </text:list-item>
          </text:list>
        </text:list-item>
      </text:list>
      <text:h text:style-name="P45" text:outline-level="2" text:is-list-header="true"/>
      <text:p text:style-name="P32"/>
      <text:h text:style-name="P38" text:outline-level="1"><text:span text:style-name="T15">Lekcja </text:span><text:span text:style-name="T22">4</text:span><text:span text:style-name="T18">. </text:span><text:span text:style-name="T22">Zespół dla innowacji</text:span><text:span text:style-name="T18">.</text:span> <text:span text:style-name="T15">(</text:span><text:span text:style-name="T22">11</text:span>/<text:span text:style-name="T18">3</text:span>/2024<text:span text:style-name="T15">)</text:span></text:h>
      <text:h text:style-name="P43" text:outline-level="2">Idealny, kreatywny zespół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80% Umysł początkującego, 20% doświadczenie</text:p>
            <text:p text:style-name="P2">80% Wolność, 20% Dyscyplina</text:p>
            <text:p text:style-name="P2">80% Zabawa, 20% Profesjonalizm</text:p>
            <text:p text:style-name="P2">80% Improwizacja, 20% Planowanie</text:p>
          </table:table-cell>
          <table:table-cell table:style-name="Table1.B1" office:value-type="string">
            <text:p text:style-name="P20">80% Umysł początkującego, 20% doświadczenie</text:p>
            <text:p text:style-name="P20">80% Wolność, 20% Dyscyplina</text:p>
            <text:p text:style-name="P20"><text:span text:style-name="T23">2</text:span>0% Zabawa, <text:span text:style-name="T23">8</text:span>0% Profesjonalizm</text:p>
            <text:p text:style-name="P20"><text:span text:style-name="T23">2</text:span>0% Improwizacja, <text:span text:style-name="T23">8</text:span>0% Planowanie</text:p>
          </table:table-cell>
        </table:table-row>
        <table:table-row>
          <table:table-cell table:style-name="Table1.A2" office:value-type="string">
            <text:p text:style-name="P21"><text:span text:style-name="T23">5</text:span>0% Umysł początkującego, <text:span text:style-name="T23">5</text:span>0% doświadczenie</text:p>
            <text:p text:style-name="P21"><text:span text:style-name="T23">5</text:span>0% Wolność, <text:span text:style-name="T23">5</text:span>0% Dyscyplina</text:p>
            <text:p text:style-name="P21"><text:span text:style-name="T23">5</text:span>0% Zabawa, <text:span text:style-name="T23">5</text:span>0% Profesjonalizm</text:p>
            <text:p text:style-name="P21"><text:span text:style-name="T23">5</text:span>0% Improwizacja, <text:span text:style-name="T23">5</text:span>0% Planowanie</text:p>
          </table:table-cell>
          <table:table-cell table:style-name="Table1.B2" office:value-type="string">
            <text:p text:style-name="P21"><text:span text:style-name="T23">2</text:span>0% Umysł początkującego, <text:span text:style-name="T23">8</text:span>0% doświadczenie</text:p>
            <text:p text:style-name="P21"><text:span text:style-name="T23">2</text:span>0% Wolność, <text:span text:style-name="T23">8</text:span>0% Dyscyplina</text:p>
            <text:p text:style-name="P21"><text:span text:style-name="T23">2</text:span>0% Zabawa, <text:span text:style-name="T23">8</text:span>0% Profesjonalizm</text:p>
            <text:p text:style-name="P21"><text:span text:style-name="T23">2</text:span>0% Improwizacja, <text:span text:style-name="T23">8</text:span>0% Planowanie</text:p>
          </table:table-cell>
        </table:table-row>
      </table:table>
      <text:h text:style-name="P46" text:outline-level="2">Różnorodność intelektualna</text:h>
      <text:p text:style-name="P7">Orientacje osobowościowe Carla Gustawa Junga:</text:p>
      <text:p text:style-name="P7"><draw:line text:anchor-type="paragraph" draw:z-index="2" draw:name="Horizontal line 1" draw:style-name="gr6" draw:text-style-name="P73" svg:x1="3.698in" svg:y1="0.7736in" svg:x2="3.6988in" svg:y2="-0.0063in"><text:p/></draw:line>Rozum <text:s/>(prawdziwe – fałszywe)</text:p>
      <text:p text:style-name="P8">Uczucia (przyjemne – nieprzyjemne)</text:p>
      <text:p text:style-name="P9">Introwertyk (Działania do wewnątrz)</text:p>
      <text:p text:style-name="P8"><draw:line text:anchor-type="paragraph" draw:z-index="1" draw:name="Horizontal line 2" draw:style-name="gr6" draw:text-style-name="P73" svg:x1="-0.0547in" svg:y1="-0.0283in" svg:x2="8.0409in" svg:y2="-0.022in"><text:p/></draw:line>Ekstrawertyk (Działania na zewnątrz)</text:p>
      <text:p text:style-name="P10">Typy osobowości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Analityk</text:p>
          </table:table-cell>
          <table:table-cell table:style-name="Table2.B1" office:value-type="string">
            <text:p text:style-name="P6">Decydent</text:p>
          </table:table-cell>
        </table:table-row>
        <table:table-row>
          <table:table-cell table:style-name="Table2.A2" office:value-type="string">
            <text:p text:style-name="P6">Przyjaciel</text:p>
          </table:table-cell>
          <table:table-cell table:style-name="Table2.B2" office:value-type="string">
            <text:p text:style-name="P6">Entuzjasta</text:p>
          </table:table-cell>
        </table:table-row>
      </table:table>
      <text:p text:style-name="P10"><draw:frame text:anchor-type="paragraph" draw:z-index="0" draw:name="Text Frame 1" draw:style-name="gr7" draw:text-style-name="P72" svg:width="2.8657in" svg:height="1.4878in" svg:x="2.3307in" svg:y="0.1547in"><draw:text-box><text:p>Zmysły <text:s/><text:tab/>rozym <text:s text:c="7"/>zorganizowany</text:p><text:p/><text:p/><text:p>Intowersja <text:tab/> <text:s/><text:tab/> <text:s text:c="6"/>Ekstrawersja</text:p><text:p/><text:p/><text:p>Spontaniczny <text:tab/>Uczucia <text:s text:c="4"/>Intuicja</text:p></draw:text-box></draw:frame></text:p>
      <text:p text:style-name="P10"><draw:line text:anchor-type="paragraph" draw:z-index="3" draw:name="Horizontal line 3" draw:style-name="gr6" draw:text-style-name="P73" svg:x1="3.5917in" svg:y1="0.9957in" svg:x2="3.5925in" svg:y2="-0.0043in"><text:p/></draw:line><draw:line text:anchor-type="paragraph" draw:z-index="6" draw:name="Horizontal line 6" draw:style-name="gr6" draw:text-style-name="P73" svg:x1="3.9606in" svg:y1="0.7862in" svg:x2="3.2535in" svg:y2="0.0791in"><text:p/></draw:line><draw:line text:anchor-type="paragraph" draw:z-index="5" draw:name="Horizontal line 5" draw:style-name="gr6" draw:text-style-name="P73" svg:x1="3.9606in" svg:y1="0.0583in" svg:x2="3.2535in" svg:y2="0.7654in"><text:p/></draw:line></text:p>
      <text:p text:style-name="P9"><draw:line text:anchor-type="paragraph" draw:z-index="4" draw:name="Horizontal line 4" draw:style-name="gr6" draw:text-style-name="P73" svg:x1="4.0996in" svg:y1="0.0575in" svg:x2="3.0996in" svg:y2="0.0575in"><text:p/></draw:line></text:p>
      <text:p text:style-name="P9"/>
      <text:p text:style-name="P9"/>
      <text:h text:style-name="P39" text:outline-level="1"><text:span text:style-name="T15">Lekcja </text:span><text:span text:style-name="T24">5</text:span><text:span text:style-name="T18">. </text:span><text:span text:style-name="T26">(–||–)</text:span><text:span text:style-name="T18">.</text:span> <text:span text:style-name="T15">(</text:span><text:span text:style-name="T22">1</text:span><text:span text:style-name="T24">8</text:span>/<text:span text:style-name="T18">3</text:span>/2024<text:span text:style-name="T15">)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2">Zawodnik</text:p>
            <text:p text:style-name="P14"><text:span text:style-name="T4">Dominująca perspektywa</text:span>: Fakty</text:p>
            <text:p text:style-name="P14"><text:span text:style-name="T4">Dominujący sposób myślenia</text:span>: logiczny</text:p>
            <text:p text:style-name="P14"><text:span text:style-name="T4">Podejście do problemów</text:span>: <text:span text:style-name="T26">określa 1 nardzędny cel, upraszcza problem, znajduje 1 proste i praktyczne rozwiązanie, szybko dąży do jego realizacji.</text:span></text:p>
            <text:p text:style-name="P14"><text:span text:style-name="T4">Doceniamy za</text:span>: <text:span text:style-name="T26">logikę, zorientowanie na cel</text:span></text:p>
            <text:p text:style-name="P14"><text:span text:style-name="T4">Krytykowany za</text:span>: ...</text:p>
          </table:table-cell>
          <table:table-cell table:style-name="Table3.B1" office:value-type="string">
            <text:p text:style-name="P22">Partner</text:p>
            <text:p text:style-name="P14"><text:span text:style-name="T5">Dominująca perspektywa</text:span>: Relacje</text:p>
            <text:p text:style-name="P14"><text:span text:style-name="T4">Dominujący sposób myślenia</text:span>: intuicujny</text:p>
            <text:p text:style-name="P14"><text:span text:style-name="T4">Podejście do problemów</text:span>: ...</text:p>
            <text:p text:style-name="P14"><text:span text:style-name="T4">Doceniamy za</text:span>: ...</text:p>
            <text:p text:style-name="P14"><text:span text:style-name="T4">Krytykowany za</text:span>: ...</text:p>
          </table:table-cell>
        </table:table-row>
        <table:table-row>
          <table:table-cell table:style-name="Table3.A2" office:value-type="string">
            <text:p text:style-name="P22">Wizjoner</text:p>
            <text:p text:style-name="P14"><text:span text:style-name="T4">Dominująca perspektywa</text:span>: Idee</text:p>
            <text:p text:style-name="P14"><text:span text:style-name="T4">Dominujący sposób myślenia</text:span>: laterialny</text:p>
            <text:p text:style-name="P14"><text:span text:style-name="T4">Podejście do problemów</text:span>: rozpatruje problem w ujęciu globalnym. Znakduje wiele zupełnie odmiennych alternatywnych rozwiązań, skłonny do zmian strategii również na etapie działania</text:p>
            <text:p text:style-name="P14"><text:span text:style-name="T4">Doceniamy za</text:span>: elastyczność i nięszablonowe myślenie, pomysłowość i oryginalne koncepcje, postępowość</text:p>
            <text:p text:style-name="P14"><text:span text:style-name="T4">Krytykowany za</text:span>: chaotyczność, <text:span text:style-name="T25">ignorowanie </text:span><text:span text:style-name="T26">zasadm niesystematyczność, generalizowanie.</text:span></text:p>
          </table:table-cell>
          <table:table-cell table:style-name="Table3.B2" office:value-type="string">
            <text:p text:style-name="P22">Badacz</text:p>
            <text:p text:style-name="P14"><text:span text:style-name="T4">Dominująca perspektywa</text:span>: Struktury</text:p>
            <text:p text:style-name="P14"><text:span text:style-name="T4">Dominujący sposób myślenia</text:span>: analityczny</text:p>
            <text:p text:style-name="P14"><text:span text:style-name="T4">Podejście do problemów</text:span>: rozpoczyna od zebrania dużej liczby informacji, kategoryzuje je i analizuje, dąży do optymalnego rozwiązania uwzględniającego wszystkie możliwe przypadki</text:p>
            <text:p text:style-name="P14"><text:span text:style-name="T4">Doceniamy za</text:span>: spostrzegawczość i wnikliwość, zrówniważony osąd, metodyczność, dbałość o szczegóły</text:p>
            <text:p text:style-name="P14"><text:span text:style-name="T4">Krytykowany za</text:span>: perfekcjonizm, komplikowanie, drobiazgowość, długie podejmowanie decyzji</text:p>
          </table:table-cell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4">1. Inicjowanie</text:p>
          </table:table-cell>
          <table:table-cell table:style-name="Table4.A1" office:value-type="string">
            <text:p text:style-name="P24">2. Przygotowanie</text:p>
          </table:table-cell>
          <table:table-cell table:style-name="Table4.C1" office:value-type="string">
            <text:p text:style-name="P24">3. Działanie</text:p>
          </table:table-cell>
        </table:table-row>
        <table:table-row>
          <table:table-cell table:style-name="Table4.A2" office:value-type="string">
            <text:p text:style-name="P15">Koncepcja (wizja, strategia)</text:p>
          </table:table-cell>
          <table:table-cell table:style-name="Table4.A2" office:value-type="string">
            <text:p text:style-name="P15">Analiza (plan, projekt)</text:p>
          </table:table-cell>
          <table:table-cell table:style-name="Table4.C2" office:value-type="string">
            <text:p text:style-name="P16">Zadania (priorytety, cele), Ludzie (współpraca, angażowanie)</text:p>
          </table:table-cell>
        </table:table-row>
        <table:table-row>
          <table:table-cell table:style-name="Table4.A2" office:value-type="string">
            <text:list text:style-name="L1">
              <text:list-item>
                <text:p text:style-name="P52">Stagnacja</text:p>
              </text:list-item>
              <text:list-item>
                <text:p text:style-name="P52">Rutyna</text:p>
              </text:list-item>
              <text:list-item>
                <text:p text:style-name="P52">Opór do zmiany</text:p>
              </text:list-item>
              <text:list-item>
                <text:p text:style-name="P52">Brak nowych pomyśłów</text:p>
              </text:list-item>
              <text:list-item>
                <text:p text:style-name="P52">Trwanie tyłko przy bezpiecznych rozwiązaniach</text:p>
              </text:list-item>
              <text:list-item>
                <text:p text:style-name="P52">Opór przed ryzykiem</text:p>
              </text:list-item>
              <text:list-item>
                <text:p text:style-name="P52">Brak zaufania do innowacujnych pomysłów</text:p>
              </text:list-item>
              <text:list-item>
                <text:p text:style-name="P52">Opór przed akceptowaniem tego, co wykracza poza normy</text:p>
              </text:list-item>
            </text:list>
          </table:table-cell>
          <table:table-cell table:style-name="Table4.A2" office:value-type="string">
            <text:list text:continue-numbering="true" text:style-name="L1">
              <text:list-item>
                <text:p text:style-name="P53">Brak analizy ryzyka</text:p>
              </text:list-item>
              <text:list-item>
                <text:p text:style-name="P53">Niepełnie zrozumienie</text:p>
              </text:list-item>
              <text:list-item>
                <text:p text:style-name="P53">Idee nie są przeanalizowane</text:p>
              </text:list-item>
              <text:list-item>
                <text:p text:style-name="P53">Zbędnie ryzyko</text:p>
              </text:list-item>
              <text:list-item>
                <text:p text:style-name="P53">Brak prototypowania</text:p>
              </text:list-item>
              <text:list-item>
                <text:p text:style-name="P53">Awersja do formalności</text:p>
              </text:list-item>
              <text:list-item>
                <text:p text:style-name="P53">Nadmiena prędkość i upraszczanie</text:p>
              </text:list-item>
              <text:list-item>
                <text:p text:style-name="P53">Nadmierny optymizm</text:p>
              </text:list-item>
            </text:list>
          </table:table-cell>
          <table:table-cell table:style-name="Table4.C2" office:value-type="string">
            <text:p text:style-name="P13">Zadania:</text:p>
            <text:list text:style-name="L2">
              <text:list-item>
                <text:p text:style-name="P54">Problem z budowaniem i utrzymywaniem relacji</text:p>
              </text:list-item>
              <text:list-item>
                <text:p text:style-name="P54">Niska jakość pracy zespołowej (lub jej całkowity brak)</text:p>
              </text:list-item>
              <text:list-item>
                <text:p text:style-name="P54">Dużo konkurowania, mało zachęcania</text:p>
              </text:list-item>
              <text:list-item>
                <text:p text:style-name="P54">Dużo krytycyzmu</text:p>
              </text:list-item>
            </text:list>
          </table:table-cell>
        </table:table-row>
      </table:table>
      <text:p text:style-name="P5"/>
      <text:h text:style-name="P40" text:outline-level="1">Budowa zespołu</text:h>
      <text:h text:style-name="P47" text:outline-level="2">Bezpieczeństwo psychologiczne</text:h>
      <text:p text:style-name="P11">Ludzie potrzebują bezpiecznej przestrzeni, aby podejmować ryzyko i móc popełniać błędy dez obawy o wzajemne oskarżenia.</text:p>
      <text:p text:style-name="P12">To klimat uczucie, które pozwala ludziom na:</text:p>
      <text:list text:style-name="L5">
        <text:list-item>
          <text:list>
            <text:list-item>
              <text:p text:style-name="P66">uczenie się</text:p>
            </text:list-item>
            <text:list-item>
              <text:p text:style-name="P66">popełnianie błędów</text:p>
            </text:list-item>
            <text:list-item>
              <text:p text:style-name="P66">branie odpowiedzialności </text:p>
            </text:list-item>
            <text:list-item>
              <text:p text:style-name="P66">zadawanie pytań</text:p>
            </text:list-item>
            <text:list-item>
              <text:p text:style-name="P66">poddawanie propozycji</text:p>
            </text:list-item>
            <text:list-item>
              <text:p text:style-name="P66">Innowacujność</text:p>
            </text:list-item>
            <text:list-item>
              <text:p text:style-name="P66">Aktywne rozwiązywanie problemów</text:p>
            </text:list-item>
            <text:list-item>
              <text:p text:style-name="P66">… salam aleikum</text:p>
            </text:list-item>
          </text:list>
        </text:list-item>
      </text:list>
      <text:h text:style-name="P48" text:outline-level="2">…</text:h>
      <text:h text:style-name="P48" text:outline-level="2">Struktura i przejrzystość</text:h>
      <text:p text:style-name="P23">Kreowanie zaangażowania w zespole:</text:p>
      <text:p text:style-name="P27">Ustalenie zasad funkcjonujących w zespole:</text:p>
      <text:list text:style-name="L6">
        <text:list-item>
          <text:p text:style-name="P67">Przebieg i harmanogram spotkań</text:p>
        </text:list-item>
        <text:list-item>
          <text:p text:style-name="P67">Zachowania ekceptowalne podczas spotkań</text:p>
        </text:list-item>
        <text:list-item>
          <text:p text:style-name="P67">Preferowane metody komunikowania się i zasady ich stosowania</text:p>
        </text:list-item>
        <text:list-item>
          <text:p text:style-name="P67">Czas odpowiedzi</text:p>
        </text:list-item>
        <text:list-item>
          <text:p text:style-name="P67">Zasady wykoszystania zasobów ludzkich</text:p>
        </text:list-item>
        <text:list-item>
          <text:p text:style-name="P67">Dostępność członków zespołu po godzinach pracy</text:p>
        </text:list-item>
        <text:list-item>
          <text:p text:style-name="P67">Znaczenie punktualności</text:p>
        </text:list-item>
      </text:list>
      <text:p text:style-name="P11"/>
      <text:h text:style-name="P35" text:outline-level="1">S<text:span text:style-name="T27">trategie innowacji</text:span></text:h>
      <table:table table:name="Table5" table:style-name="Table5">
        <table:table-column table:style-name="Table5.A" table:number-columns-repeated="10"/>
        <table:table-row>
          <table:table-cell table:style-name="Table5.A1" table:number-columns-spanned="2" office:value-type="string">
            <text:p text:style-name="P25">Finance</text:p>
          </table:table-cell>
          <table:covered-table-cell/>
          <table:table-cell table:style-name="Table5.C1" table:number-columns-spanned="2" office:value-type="string">
            <text:p text:style-name="P25">Proces</text:p>
          </table:table-cell>
          <table:covered-table-cell/>
          <table:table-cell table:style-name="Table5.E1" table:number-columns-spanned="3" office:value-type="string">
            <text:p text:style-name="P25">Oferta</text:p>
          </table:table-cell>
          <table:covered-table-cell/>
          <table:covered-table-cell/>
          <table:table-cell table:style-name="Table5.H1" table:number-columns-spanned="3" office:value-type="string">
            <text:p text:style-name="P25">Dostawa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18">Model Zysku</text:p>
          </table:table-cell>
          <table:table-cell table:style-name="Table5.A2" office:value-type="string">
            <text:p text:style-name="P18">Networking</text:p>
          </table:table-cell>
          <table:table-cell table:style-name="Table5.C2" office:value-type="string">
            <text:p text:style-name="P18">Struktura</text:p>
          </table:table-cell>
          <table:table-cell table:style-name="Table5.C2" office:value-type="string">
            <text:p text:style-name="P18">Działalność podstawowa</text:p>
          </table:table-cell>
          <table:table-cell table:style-name="Table5.E2" office:value-type="string">
            <text:p text:style-name="P18">Cechy produktu</text:p>
          </table:table-cell>
          <table:table-cell table:style-name="Table5.E2" office:value-type="string">
            <text:p text:style-name="P18">System produktów</text:p>
          </table:table-cell>
          <table:table-cell table:style-name="Table5.E2" office:value-type="string">
            <text:p text:style-name="P18">Obsługa</text:p>
          </table:table-cell>
          <table:table-cell table:style-name="Table5.H2" office:value-type="string">
            <text:p text:style-name="P18">Kanały</text:p>
          </table:table-cell>
          <table:table-cell table:style-name="Table5.H2" office:value-type="string">
            <text:p text:style-name="P18">Marka</text:p>
          </table:table-cell>
          <table:table-cell table:style-name="Table5.J2" office:value-type="string">
            <text:p text:style-name="P18">Doświadczenie klienta</text:p>
          </table:table-cell>
        </table:table-row>
        <table:table-row>
          <table:table-cell table:style-name="Table5.A2" office:value-type="string">
            <text:p text:style-name="P18">Dell,</text:p>
            <text:p text:style-name="P18">jak firma zarabia pieniądze</text:p>
          </table:table-cell>
          <table:table-cell table:style-name="Table5.A2" office:value-type="string">
            <text:p text:style-name="P18">McDonalds,</text:p>
            <text:p text:style-name="P18">z kim tworzy się wartość</text:p>
          </table:table-cell>
          <table:table-cell table:style-name="Table5.C2" office:value-type="string">
            <text:p text:style-name="P18">Google,</text:p>
            <text:p text:style-name="P18">potencial dla możliwości</text:p>
          </table:table-cell>
          <table:table-cell table:style-name="Table5.C2" office:value-type="string">
            <text:p text:style-name="P18">Działalność podtawowa, główne procesy tworzące wartość</text:p>
          </table:table-cell>
          <table:table-cell table:style-name="Table5.E2" office:value-type="string">
            <text:p text:style-name="P18">Intel, </text:p>
            <text:p text:style-name="P18">parametry, funkcje, wydajność</text:p>
          </table:table-cell>
          <table:table-cell table:style-name="Table5.E2" office:value-type="string">
            <text:p text:style-name="P18">MS Office,</text:p>
            <text:p text:style-name="P18">rozbudowane portfolio tworzące ofertę</text:p>
          </table:table-cell>
          <table:table-cell table:style-name="Table5.E2" office:value-type="string">
            <text:p text:style-name="P17">InPost, </text:p>
            <text:p text:style-name="P19">Jak obsługuje się klientów</text:p>
          </table:table-cell>
          <table:table-cell table:style-name="Table5.H2" office:value-type="string">
            <text:p text:style-name="P18">Niketown,</text:p>
            <text:p text:style-name="P18">jakimi kanałami dociera się do klientów</text:p>
          </table:table-cell>
          <table:table-cell table:style-name="Table5.H2" office:value-type="string">
            <text:p text:style-name="P18">Virgin, jak przedstawia się wartość oferty</text:p>
          </table:table-cell>
          <table:table-cell table:style-name="Table5.J2" office:value-type="string">
            <text:p text:style-name="P18">Lego, </text:p>
            <text:p text:style-name="P18">jak, tworzy się doświadczenie</text:p>
          </table:table-cell>
        </table:table-row>
      </table:table>
      <text:h text:style-name="P41" text:outline-level="1">Proces tworzenia rozwiązań</text:h>
      <text:p text:style-name="P28">Proces wdrażania innowacji:</text:p>
      <text:list text:style-name="L7">
        <text:list-item>
          <text:p text:style-name="P68">Zdefiniuj pomysł biznesowy</text:p>
        </text:list-item>
        <text:list-item>
          <text:p text:style-name="P68">Zidentyfikuj założenia</text:p>
        </text:list-item>
        <text:list-item>
          <text:p text:style-name="P68">Ustał hypotezy</text:p>
        </text:list-item>
        <text:list-item>
          <text:p text:style-name="P68">Pzykotuj ekspeymenty</text:p>
        </text:list-item>
        <text:list-item>
          <text:p text:style-name="P68">Przeprowadź eksperementy</text:p>
          <text:list>
            <text:list-header>
              <text:p text:style-name="P68">Wrócić do p.1 jeżeli są nieudane</text:p>
            </text:list-header>
          </text:list>
        </text:list-item>
        <text:list-item>
          <text:p text:style-name="P68">Osiagnij produkt-markter fit</text:p>
        </text:list-item>
        <text:list-item>
          <text:p text:style-name="P68">????????</text:p>
        </text:list-item>
        <text:list-item>
          <text:p text:style-name="P68">PROFIT!</text:p>
        </text:list-item>
      </text:list>
      <text:h text:style-name="P49" text:outline-level="2">Pryorytetyzacja założeń</text:h>
      <text:p text:style-name="P33"><draw:line text:anchor-type="paragraph" draw:z-index="7" draw:name="Vertical line 1" draw:style-name="gr5" draw:text-style-name="P73" svg:x1="3.5575in" svg:y1="3.6634in" svg:x2="3.5575in" svg:y2="0.0217in"><text:p/></draw:line><draw:frame text:anchor-type="paragraph" draw:z-index="9" draw:name="Text Frame 2" draw:style-name="gr4" draw:text-style-name="P72" svg:width="0.7579in" svg:height="0.4476in" svg:x="3.7472in" svg:y="0.1516in"><draw:text-box><text:p>Kluczowe</text:p><text:p>Założenia</text:p></draw:text-box></draw:frame></text:p>
      <text:p text:style-name="P33"/>
      <text:p text:style-name="P33"/>
      <text:p text:style-name="P33"><draw:frame text:anchor-type="paragraph" draw:z-index="11" draw:name="Text Frame 4" draw:style-name="gr2" draw:text-style-name="P72" svg:width="0.6894in" svg:height="0.5685in" svg:x="0.348in" svg:y="0.2634in"><draw:text-box><text:p>Mala </text:p><text:p>Pewność</text:p></draw:text-box></draw:frame><draw:frame text:anchor-type="paragraph" draw:z-index="10" draw:name="Text Frame 3" draw:style-name="gr3" draw:text-style-name="P72" svg:width="0.6713in" svg:height="0.4776in" svg:x="6.3992in" svg:y="0.2457in"><draw:text-box><text:p>Duża </text:p><text:p>Pewność</text:p></draw:text-box></draw:frame></text:p>
      <text:p text:style-name="P33"><draw:line text:anchor-type="paragraph" draw:z-index="8" draw:name="Horizontal line 7" draw:style-name="gr5" draw:text-style-name="P73" svg:x1="0.9209in" svg:y1="-0.0102in" svg:x2="6.3791in" svg:y2="-0.0102in"><text:p/></draw:line></text:p>
      <text:p text:style-name="P33"/>
      <text:p text:style-name="P33"><draw:frame text:anchor-type="paragraph" draw:z-index="12" draw:name="Text Frame 5" draw:style-name="gr1" draw:text-style-name="P72" svg:width="0.7752in" svg:height="0.576in" svg:x="3.8161in" svg:y="0.4472in"><draw:text-box><text:p>Mniej </text:p><text:p>Istotne</text:p><text:p>Zalożenia</text:p></draw:text-box></draw:frame></text:p>
      <text:h text:style-name="P42" text:outline-level="1">Tworzenie i weryfikacja hipotez</text:h>
      <text:h text:style-name="P50" text:outline-level="2">Ustalanie hipotez 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55">Założenie</text:p>
          </table:table-cell>
          <table:table-cell table:style-name="Table6.B1" table:number-rows-spanned="2" office:value-type="string">
            <text:p text:style-name="P55">→→→→→→</text:p>
          </table:table-cell>
          <table:table-cell table:style-name="Table6.C1" office:value-type="string">
            <text:p text:style-name="P55">Hipoteza</text:p>
          </table:table-cell>
        </table:table-row>
        <table:table-row>
          <table:table-cell table:style-name="Table6.A2" office:value-type="string">
            <text:p text:style-name="P55">Cokolwiek uznane za prawdziwem bez popierających to dowodów. Założenie to stwierdzenie, które uważamy że jest prawdą</text:p>
          </table:table-cell>
          <table:covered-table-cell table:style-name="Table6.A1"/>
          <table:table-cell table:style-name="Table6.C2" office:value-type="string">
            <text:p text:style-name="P55">Jasne stwierdzenie, czego spodziewasz się po wykonaniu danej akcji. Np. Jeśli zrobimy X, stanie się Y (if … them …)</text:p>
            <text:p text:style-name="P55">z określonym, mierzalinym celem</text:p>
          </table:table-cell>
        </table:table-row>
      </table:table>
      <text:h text:style-name="P43" text:outline-level="2">Kluczowe elementy hipotezy </text:h>
      <text:list text:style-name="L9">
        <text:list-item>
          <text:p text:style-name="P70">Wprowadzana zmiana</text:p>
        </text:list-item>
        <text:list-item>
          <text:p text:style-name="P70">Oczekiwany rezultat</text:p>
        </text:list-item>
        <text:list-item>
          <text:p text:style-name="P70">Kryterium sukcesu</text:p>
        </text:list-item>
        <text:list-item>
          <text:p text:style-name="P70">Ramy czasowe</text:p>
        </text:list-item>
      </text:list>
      <text:p text:style-name="P69">Np. ta nowa funkcjonalność spowoduje 10% wzrost ilości wejść nowych użytkowników na stronę główną w ciągu max 3 miesięcy.</text:p>
      <text:h text:style-name="P51" text:outline-level="2">Częste błędy</text:h>
      <text:list text:style-name="L11">
        <text:list-item>
          <text:p text:style-name="P71">Zbyt wiele zmiennych jednocześnie</text:p>
        </text:list-item>
        <text:list-item>
          <text:p text:style-name="P71">Brak konkretnej metryki która wykaże, czy hipoteza jest potwierdzona czy nie.</text:p>
        </text:list-item>
        <text:list-item>
          <text:p text:style-name="P71">Sukces lub porażka eksperymentu nie jest z num bezpośrednio związana, mogło byc powodowane czym innum</text:p>
        </text:list-item>
        <text:list-item>
          <text:p text:style-name="P71">Rama czasowa eksperymentu jest zbyt długa lub któtka.</text:p>
        </text:list-item>
      </text:list>
      <text:p text:style-name="P6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draw:marker draw:name="Arrowheads_20_1" draw:display-name="Arrowheads 1" svg:viewBox="0 0 20 13" svg:d="M0 13l10-13 10 13z"/>
    <draw:marker draw:name="Arrowheads_20_2" draw:display-name="Arrowheads 2" svg:viewBox="0 0 20 40" svg:d="M0 40l10-40 10 4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20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34pt" fo:font-weight="bold" officeooo:rsid="000ff11e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24pt" fo:font-weight="bold" officeooo:rsid="000ff11e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20pt" fo:font-weight="bold" officeooo:rsid="000ff11e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fo:font-size="18pt" officeooo:rsid="0028fed8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5T11:25:48.341443102</meta:creation-date>
    <dc:date>2024-04-22T11:44:28.081901580</dc:date>
    <meta:editing-duration>PT8H43M23S</meta:editing-duration>
    <meta:editing-cycles>46</meta:editing-cycles>
    <meta:generator>LibreOffice/24.2.2.2$Linux_X86_64 LibreOffice_project/420$Build-2</meta:generator>
    <meta:document-statistic meta:table-count="6" meta:image-count="0" meta:object-count="0" meta:page-count="12" meta:paragraph-count="224" meta:word-count="1621" meta:character-count="12400" meta:non-whitespace-character-count="11070"/>
  </office:meta>
</office:document-meta>
</file>